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iostream&gt;</text:p>
      <text:p text:style-name="Standard">#include&lt;exception&gt;</text:p>
      <text:p text:style-name="Standard">using namespace std;</text:p>
      <text:p text:style-name="Standard">int main() {</text:p>
      <text:p text:style-name="Standard"><text:tab/>int a,b;</text:p>
      <text:p text:style-name="Standard"><text:tab/>cout &lt;&lt; "enter value of a and b";</text:p>
      <text:p text:style-name="Standard"><text:tab/>cin &gt;&gt; a &gt;&gt; b;</text:p>
      <text:p text:style-name="Standard"><text:tab/>try {</text:p>
      <text:p text:style-name="Standard"><text:tab/><text:tab/>if (b == 0) {</text:p>
      <text:p text:style-name="Standard"><text:tab/><text:tab/><text:tab/>throw b;</text:p>
      <text:p text:style-name="Standard"><text:tab/>}</text:p>
      <text:p text:style-name="Standard"><text:tab/>else {</text:p>
      <text:p text:style-name="Standard"><text:tab/><text:tab/>cout &lt;&lt; "value is " &lt;&lt; a/b &lt;&lt; endl;</text:p>
      <text:p text:style-name="Standard"><text:tab/><text:tab/>}</text:p>
      <text:p text:style-name="Standard"><text:tab/><text:tab/>}</text:p>
      <text:p text:style-name="Standard"><text:tab/>catch (int x) {</text:p>
      <text:p text:style-name="Standard"><text:tab/><text:tab/>cout &lt;&lt; " exception caught " &lt;&lt; endl;</text:p>
      <text:p text:style-name="Standard"><text:tab/><text:tab/>}</text:p>
      <text:p text:style-name="Standard"><text:tab/>}</text:p>
      <text:p text:style-name="Standard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5T12:36:37.939990974</meta:creation-date>
    <dc:date>2022-01-05T12:37:20.764586998</dc:date>
    <meta:editing-duration>PT43S</meta:editing-duration>
    <meta:editing-cycles>1</meta:editing-cycles>
    <meta:document-statistic meta:table-count="0" meta:image-count="0" meta:object-count="0" meta:page-count="1" meta:paragraph-count="20" meta:word-count="60" meta:character-count="272" meta:non-whitespace-character-count="207"/>
    <meta:generator>LibreOffice/6.4.7.2$Linux_X86_64 LibreOffice_project/40$Build-2</meta:generator>
  </office:meta>
</office:document-meta>
</file>